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554cm" fo:break-before="auto" style:use-optimal-row-height="false"/>
    </style:style>
    <style:style style:name="ro12" style:family="table-row">
      <style:table-row-properties style:row-height="0.367cm" fo:break-before="auto" style:use-optimal-row-height="false"/>
    </style:style>
    <style:style style:name="ro14" style:family="table-row">
      <style:table-row-properties style:row-height="0.342cm" fo:break-before="auto" style:use-optimal-row-height="false"/>
    </style:style>
    <style:style style:name="ro15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ff00" fo:wrap-option="wrap"/>
      <style:text-properties style:font-name="Arial" fo:font-size="8pt" style:font-size-asian="8pt" style:font-size-complex="8pt"/>
    </style:style>
    <style:style style:name="ce10" style:family="table-cell" style:parent-style-name="Default">
      <style:text-properties style:font-name="Arial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size="10pt"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ext-properties fo:font-size="8pt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0.996cm" svg:y="1.693cm" draw:caption-point-x="-1.35cm" draw:caption-point-y="-1.683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7" table:number-columns-repeated="1007"/>
          <table:table-cell table:style-name="ce20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10"/>
          <table:table-cell table:style-name="ce12" table:number-columns-repeated="4"/>
          <table:table-cell table:style-name="ce10"/>
          <table:table-cell table:style-name="ce10" table:formula="of:=[.O2]+[.P2]" office:value-type="float" office:value="180">
            <text:p>180</text:p>
          </table:table-cell>
          <table:table-cell table:style-name="ce10" table:formula="of:=COUNTBLANK([.I2:.L46])" office:value-type="float" office:value="136">
            <text:p>136</text:p>
          </table:table-cell>
          <table:table-cell table:style-name="ce10" table:formula="of:=COUNTA([.I2:.L46])" office:value-type="float" office:value="44">
            <text:p>44</text:p>
          </table:table-cell>
          <table:table-cell table:style-name="ce18" table:formula="of:=[.P2]/[.N2]" office:value-type="percentage" office:value="0.244444444444444">
            <text:p>24,44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3" table:number-columns-repeated="4"/>
          <table:table-cell table:style-name="ce2" table:number-columns-repeated="4"/>
          <table:table-cell table:style-name="ce18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3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5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9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 office:value-type="string">
            <text:p>View-finacial-categories</text:p>
          </table:table-cell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9" office:value-type="string">
            <text:p>Used to track specific operations, such as those for which you expect a refund. <text:span text:style-name="T2">Add link to Skrooge Doc. Similar to tagging, but not quite.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9" office:value-type="string">
            <text:p>This is an investment that has been split into two or more pieces. eg. You own the same amount of money, but a larger quantity of shares.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9" office:value-type="string">
            <text:p>Assets are monetary stuff you have, either on the bank or physical stuff like a house or a car.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9" office:value-type="string">
            <text:p>Represents any account of the liability group (see below) eg. It is money you owe to someone else.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9" office:value-type="string">
            <text:p>Represents a credit card account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View-income</text:p>
          </table:table-cell>
          <table:table-cell table:style-name="ce9" office:value-type="string">
            <text:p>This is money you received for smth. eg. Salary, a gift, etc.</text:p>
          </table:table-cell>
          <table:table-cell table:style-name="ce8" table:number-columns-repeated="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 office:value-type="string">
            <text:p>View-expenses</text:p>
          </table:table-cell>
          <table:table-cell table:style-name="ce9" office:value-type="string">
            <text:p>This is money coming out of your pocket. eg. Bills, food, fun stuff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 office:value-type="string">
            <text:p>View-financial-forcast</text:p>
          </table:table-cell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9" office:value-type="string">
            <text:p>Hide transaction that have a reconciled status. The button will show/hide transactions that have been matched already against a bank statement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. The button will show/hide those unused categories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9" office:value-type="string">
            <text:p>Match the transactions in your account with the info from the organization holding your account eg online banking info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9" office:value-type="string">
            <text:p>Conversion rates for securities (investments) and foreign currencies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9" office:value-type="string">
            <text:p>Manually enter a scheduled transaction into the ledger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5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 table:number-rows-repeated="89">
          <table:table-cell table:style-name="ce2" table:number-columns-repeated="8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4" table:number-rows-repeated="32571">
          <table:table-cell table:style-name="ce3" table:number-columns-repeated="3"/>
          <table:table-cell table:style-name="ce2" table:number-columns-repeated="5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10/08/2010</text:date>, <text:time>20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>Unknown</meta:initial-creator>
    <meta:editing-cycles>127</meta:editing-cycles>
    <dc:date>2010-08-10T20:31:56</dc:date>
    <meta:creation-date>2009-06-08T20:46:30</meta:creation-date>
    <meta:editing-duration>PT27H13M35S</meta:editing-duration>
    <meta:document-statistic meta:table-count="3" meta:cell-count="301" meta:object-count="0"/>
    <meta:user-defined meta:name="qrichtext">1</meta:user-defined>
  </office:meta>
</office:document-meta>
</file>